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loext:graphic-properties draw:fill-color="#afd095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style:paragraph-properties fo:text-align="justify"/>
      <style:text-properties fo:font-size="14pt" style:font-size-asian="14pt" style:font-size-complex="14pt"/>
    </style:style>
    <style:style style:name="P5" style:family="paragraph">
      <loext:graphic-properties draw:fill-color="#bf819e"/>
      <style:paragraph-properties fo:text-align="justify"/>
      <style:text-properties style:font-name="Cantarell" fo:font-size="14pt" style:font-size-asian="14pt" style:font-size-complex="14pt"/>
    </style:style>
    <style:style style:name="P6" style:family="paragraph">
      <loext:graphic-properties draw:fill-color="#dddddd"/>
      <style:paragraph-properties fo:text-align="center"/>
    </style:style>
    <style:style style:name="T1" style:family="text">
      <style:text-properties style:font-name="Cantarell" fo:font-size="14pt" style:font-size-asian="14pt" style:font-size-complex="14pt"/>
    </style:style>
    <style:style style:name="T2" style:family="text">
      <style:text-properties style:font-name="Cantarell" fo:font-size="20pt" style:font-size-asian="20pt" style:font-size-complex="20pt"/>
    </style:style>
    <style:style style:name="T3" style:family="text">
      <style:text-properties style:font-name="Cantarell" fo:font-size="13pt" style:font-size-asian="13pt" style:font-size-complex="13pt"/>
    </style:style>
    <style:style style:name="gr1" style:family="graphic">
      <style:graphic-properties draw:fill-color="#afd095" draw:textarea-horizontal-align="justify" draw:textarea-vertical-align="middle" draw:auto-grow-height="false" fo:min-height="0.4492in" fo:min-width="5.55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4492in" fo:min-width="5.55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2a6099" draw:fill-color="#cccccc" draw:textarea-horizontal-align="justify" draw:textarea-vertical-align="middle" draw:auto-grow-height="false" fo:min-height="4.9417in" fo:min-width="6.69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0000" draw:fill-color="#bf819e" draw:textarea-horizontal-align="justify" draw:textarea-vertical-align="middle" draw:auto-grow-height="false" fo:min-height="0.4602in" fo:min-width="7.740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vg:stroke-color="#000000" draw:fill-color="#dddddd" draw:textarea-horizontal-align="justify" draw:textarea-vertical-align="middle" draw:auto-grow-height="false" fo:min-height="5.9272in" fo:min-width="13.48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custom-shape text:anchor-type="paragraph" draw:z-index="0" draw:name="Shape1" draw:style-name="gr5" draw:text-style-name="P6" svg:width="13.4894in" svg:height="5.9276in" svg:x="0.9016in" svg:y="0.0543in"><text:p/><draw:enhanced-geometry svg:viewBox="0 0 21600 21600" draw:type="rectangle" draw:enhanced-path="M 0 0 L 21600 0 21600 21600 0 21600 0 0 Z N"/></draw:custom-shape></text:p>
      <text:p text:style-name="Standard"><draw:custom-shape text:anchor-type="paragraph" draw:z-index="1" draw:name="Shape2" draw:style-name="gr4" draw:text-style-name="P5" svg:width="7.7894in" svg:height="0.5094in" svg:x="3.6in" svg:y="0.0693in"><text:p text:style-name="P4"><text:span text:style-name="T1"><text:s text:c="6"/></text:span><text:span text:style-name="T2">TITLE <text:s text:c="77"/></text:span><text:span text:style-name="T3">home | more | contac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><draw:custom-shape text:anchor-type="paragraph" draw:z-index="2" draw:name="Shape3" draw:style-name="gr3" draw:text-style-name="P3" svg:width="6.6906in" svg:height="4.9421in" svg:x="4.1665in" svg:y="0.0465in"><text:p/><draw:enhanced-geometry svg:viewBox="0 0 21600 21600" draw:type="rectangle" draw:enhanced-path="M 0 0 L 21600 0 21600 21600 0 21600 0 0 Z N"/></draw:custom-shape></text:p>
      <text:p text:style-name="Standard"><draw:custom-shape text:anchor-type="paragraph" draw:z-index="3" draw:name="Shape4" draw:style-name="gr2" svg:width="5.6016in" svg:height="0.498in" svg:x="4.6764in" svg:y="0.725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4_1" draw:style-name="gr1" draw:text-style-name="P2" svg:width="5.6016in" svg:height="0.498in" svg:x="4.6764in" svg:y="1.381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><draw:custom-shape text:anchor-type="paragraph" draw:z-index="4" draw:name="Shape4_0" draw:style-name="gr1" draw:text-style-name="P2" svg:width="5.6016in" svg:height="0.498in" svg:x="4.6764in" svg:y="-0.45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><draw:custom-shape text:anchor-type="paragraph" draw:z-index="6" draw:name="Shape4_2" draw:style-name="gr2" svg:width="5.6016in" svg:height="0.498in" svg:x="4.6764in" svg:y="0.857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><draw:custom-shape text:anchor-type="paragraph" draw:z-index="7" draw:name="Shape4_3" draw:style-name="gr1" draw:text-style-name="P2" svg:width="5.6016in" svg:height="0.498in" svg:x="4.6764in" svg:y="0.857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><draw:custom-shape text:anchor-type="paragraph" draw:z-index="8" draw:name="Shape4_4" draw:style-name="gr2" svg:width="5.6016in" svg:height="0.498in" svg:x="4.6764in" svg:y="0.857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><draw:custom-shape text:anchor-type="paragraph" draw:z-index="9" draw:name="Shape4_5" draw:style-name="gr1" draw:text-style-name="P2" svg:width="5.6016in" svg:height="0.498in" svg:x="4.6764in" svg:y="0.857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5T18:08:09.666201238</meta:creation-date>
    <dc:date>2021-07-15T18:28:38.684835993</dc:date>
    <meta:editing-duration>PT9M29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0.5.2$Linux_X86_64 LibreOffice_project/64390860c6cd0aca4beafafcfd84613dd9dfb63a</meta:generator>
  </office:meta>
</office:document-meta>
</file>